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7632in"/>
    </style:style>
    <style:style style:name="Table1.B" style:family="table-column">
      <style:table-column-properties style:column-width="5.9299in"/>
    </style:style>
    <style:style style:name="Table1.A1" style:family="table-cell">
      <style:table-cell-properties style:vertical-align="middle" fo:padding="0.0194in" fo:border="none"/>
    </style:style>
    <style:style style:name="Table1.B1" style:family="table-cell">
      <style:table-cell-properties fo:padding="0.0194in" fo:border="none"/>
    </style:style>
    <style:style style:name="P1" style:family="paragraph" style:parent-style-name="Standard">
      <style:paragraph-properties fo:margin-left="0in" fo:margin-right="0in" style:line-height-at-least="0.25in" fo:orphans="2" fo:widows="2" fo:text-indent="0in" style:auto-text-indent="false"/>
    </style:style>
    <style:style style:name="P2" style:family="paragraph" style:parent-style-name="Standard">
      <style:paragraph-properties fo:margin-left="0in" fo:margin-right="0in" style:line-height-at-least="0.25in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3" style:family="paragraph" style:parent-style-name="Standard">
      <style:paragraph-properties fo:margin-left="0in" fo:margin-right="0in" style:line-height-at-least="0.25in" fo:orphans="2" fo:widows="2" fo:text-indent="0in" style:auto-text-indent="false"/>
      <style:text-properties fo:font-variant="normal" fo:text-transform="none" fo:color="#000000" fo:letter-spacing="normal" style:font-name-asian="arial" style:font-size-asian="9.75pt" style:font-style-asian="normal" style:font-weight-asian="normal"/>
    </style:style>
    <style:style style:name="P4" style:family="paragraph" style:parent-style-name="Standard">
      <style:paragraph-properties fo:margin-left="0in" fo:margin-right="0in" style:line-height-at-least="0.25in" fo:orphans="2" fo:widows="2" fo:text-indent="0in" style:auto-text-indent="false"/>
      <style:text-properties fo:font-variant="normal" fo:text-transform="none" fo:color="#800000" style:font-name="arial" fo:font-size="9.75pt" fo:letter-spacing="normal" fo:font-style="normal" fo:font-weight="normal"/>
    </style:style>
    <style:style style:name="P5" style:family="paragraph" style:parent-style-name="Standard">
      <style:paragraph-properties fo:margin-left="0in" fo:margin-right="0in" style:line-height-at-least="0.25in" fo:orphans="2" fo:widows="2" fo:text-indent="0in" style:auto-text-indent="false"/>
      <style:text-properties fo:font-variant="normal" fo:text-transform="none" fo:color="#800000" fo:letter-spacing="normal" style:font-name-asian="arial" style:font-size-asian="9.75pt" style:font-style-asian="normal" style:font-weight-asian="normal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Standard">
      <style:text-properties fo:color="#dc2300"/>
    </style:style>
    <style:style style:name="P8" style:family="paragraph" style:parent-style-name="Standard">
      <style:text-properties fo:color="#000000"/>
    </style:style>
    <style:style style:name="P9" style:family="paragraph" style:parent-style-name="Standard">
      <style:text-properties fo:color="#ff00ff"/>
    </style:style>
    <style:style style:name="P10" style:family="paragraph" style:parent-style-name="Standard">
      <style:text-properties fo:color="#000000"/>
    </style:style>
    <style:style style:name="P11" style:family="paragraph" style:parent-style-name="Standard">
      <style:text-properties fo:color="#ff00ff"/>
    </style:style>
    <style:style style:name="T1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2" style:family="text">
      <style:text-properties fo:font-variant="normal" fo:text-transform="none" fo:color="#000000" fo:letter-spacing="normal" style:font-name-asian="arial" style:font-size-asian="9.75pt" style:font-style-asian="normal" style:font-weight-asian="normal"/>
    </style:style>
    <style:style style:name="T3" style:family="text">
      <style:text-properties fo:font-variant="normal" fo:text-transform="none" fo:color="#136ec2" fo:letter-spacing="normal" style:text-underline-style="solid" style:text-underline-width="auto" style:text-underline-color="font-color" style:font-name-asian="arial" style:font-size-asian="9.75pt" style:font-style-asian="normal" style:font-weight-asian="normal"/>
    </style:style>
    <style:style style:name="T4" style:family="text">
      <style:text-properties fo:font-variant="normal" fo:text-transform="none" fo:color="#800000" fo:letter-spacing="normal" style:font-name-asian="arial" style:font-size-asian="9.75pt" style:font-style-asian="normal" style:font-weight-asian="normal"/>
    </style:style>
    <style:style style:name="T5" style:family="text">
      <style:text-properties fo:font-variant="normal" fo:text-transform="none" fo:color="#800000" style:font-name="arial" fo:font-size="9.75pt" fo:letter-spacing="normal" fo:font-style="normal" fo:font-weight="normal"/>
    </style:style>
    <style:style style:name="T6" style:family="text">
      <style:text-properties fo:font-variant="normal" fo:text-transform="none" fo:color="#800000" style:font-name="Times New Roman1" fo:font-size="14pt" fo:letter-spacing="normal" fo:font-style="normal"/>
    </style:style>
    <style:style style:name="T7" style:family="text">
      <style:text-properties fo:font-variant="normal" fo:text-transform="none" style:font-name="Times New Roman1" fo:font-size="14pt" fo:letter-spacing="normal" fo:font-style="normal"/>
    </style:style>
    <style:style style:name="T8" style:family="text">
      <style:text-properties fo:font-variant="normal" fo:text-transform="none" style:font-name="Times New Roman1" fo:font-size="14pt" fo:letter-spacing="normal" fo:font-style="normal" fo:font-weight="normal"/>
    </style:style>
    <style:style style:name="T9" style:family="text">
      <style:text-properties fo:font-variant="normal" fo:text-transform="none" fo:color="#dd4814" style:font-name="Times New Roman1" fo:font-size="14pt" fo:letter-spacing="normal" fo:font-style="normal"/>
    </style:style>
    <style:style style:name="T10" style:family="text">
      <style:text-properties fo:color="#800000"/>
    </style:style>
    <style:style style:name="T11" style:family="text">
      <style:text-properties fo:color="#dc2300"/>
    </style:style>
    <style:style style:name="T12" style:family="text">
      <style:text-properties fo:color="#ff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in(.....char *env[]);中是些成对的字符串。 是一个2维数组 存在哪里？UNIX书中 有提到自己实现.形如main(char *env[])毫无疑问是错误的，这个取的是argc</text:p>
      <text:p text:style-name="P2"/>
      <text:p text:style-name="P2">SSH_AGENT_PID=2058 </text:p>
      <text:p text:style-name="P2">GPG_AGENT_INFO=/tmp/keyring-xI2SM0/gpg:0:1 </text:p>
      <text:p text:style-name="P2">TERM=xterm </text:p>
      <text:p text:style-name="P2">SHELL=/bin/bash </text:p>
      <text:p text:style-name="P2">XDG_SESSION_COOKIE=b9b2dfa8163450e29590583c0000000e-1357452905.750463-806258088 </text:p>
      <text:p text:style-name="P2">WINDOWID=62941711 </text:p>
      <text:p text:style-name="P2">GNOME_KEYRING_CONTROL=/tmp/keyring-xI2SM0 </text:p>
      <text:p text:style-name="P2">NO_PROXY=localhost,127.0.0.0/8 </text:p>
      <text:p text:style-name="P2">USER=bwcpn </text:p>
      <text:p text:style-name="P2">http_proxy=http://127.0.0.1:8087/ </text:p>
      <text:p text:style-name="P2">LS_COLORS=rs=0:di=01;34:ln=01;36:mh=00:pi=40;33:so=01;35:do=01;35:bd=40;33;01:cd=40;33;01:or=40;31;01:su=37;41:sg=30;43:ca=30;41:tw=30;42:ow=34;42:st=37;44:ex=01;32:*.tar=01;31:*.tgz=01;31:*.arj=01;31:*.taz=01;31:*.lzh=01;31:*.lzma=01;31:*.tlz=01;31:*.txz=01;31:*.zip=01;31:*.z=01;31:*.Z=01;31:*.dz=01;31:*.gz=01;31:*.lz=01;31:*.xz=01;31:*.bz2=01;31:*.bz=01;31:*.tbz=01;31:*.tbz2=01;31:*.tz=01;31:*.deb=01;31:*.rpm=01;31:*.jar=01;31:*.war=01;31:*.ear=01;31:*.sar=01;31:*.rar=01;31:*.ace=01;31:*.zoo=01;31:*.cpio=01;31:*.7z=01;31:*.rz=01;31:*.jpg=01;35:*.jpeg=01;35:*.gif=01;35:*.bmp=01;35:*.pbm=01;35:*.pgm=01;35:*.ppm=01;35:*.tga=01;35:*.xbm=01;35:*.xpm=01;35:*.tif=01;35:*.tiff=01;35:*.png=01;35:*.svg=01;35:*.svgz=01;35:*.mng=01;35:*.pcx=01;35:*.mov=01;35:*.mpg=01;35:*.mpeg=01;35:*.m2v=01;35:*.mkv=01;35:*.webm=01;35:*.ogm=01;35:*.mp4=01;35:*.m4v=01;35:*.mp4v=01;35:*.vob=01;35:*.qt=01;35:*.nuv=01;35:*.wmv=01;35:*.asf=01;35:*.rm=01;35:*.rmvb=01;35:*.flc=01;35:*.avi=01;35:*.fli=01;35:*.flv=01;35:*.gl=01;35:*.dl=01;35:*.xcf=01;35:*.xwd=01;35:*.yuv=01;35:*.cgm=01;35:*.emf=01;35:*.axv=01;35:*.anx=01;35:*.ogv=01;35:*.ogx=01;35:*.aac=00;36:*.au=00;36:*.flac=00;36:*.mid=00;36:*.midi=00;36:*.mka=00;36:*.mp3=00;36:*.mpc=00;36:*.ogg=00;36:*.ra=00;36:*.wav=00;36:*.axa=00;36:*.oga=00;36:*.spx=00;36:*.xspf=00;36: </text:p>
      <text:p text:style-name="P2">XDG_SESSION_PATH=/org/freedesktop/DisplayManager/Session0 </text:p>
      <text:p text:style-name="P2">XDG_SEAT_PATH=/org/freedesktop/DisplayManager/Seat0 </text:p>
      <text:p text:style-name="P2">SSH_AUTH_SOCK=/tmp/keyring-xI2SM0/ssh </text:p>
      <text:p text:style-name="P2">ftp_proxy=ftp://127.0.0.1:8087/ </text:p>
      <text:p text:style-name="P2">SESSION_MANAGER=local/bwcpn:@/tmp/.ICE-unix/1999,unix/bwcpn:/tmp/.ICE-unix/1999 </text:p>
      <text:p text:style-name="P2">DEFAULTS_PATH=/usr/share/gconf/ubuntu.default.path </text:p>
      <text:p text:style-name="P2">XDG_CONFIG_DIRS=/etc/xdg/xdg-ubuntu:/etc/xdg </text:p>
      <text:p text:style-name="P2">ALL_PROXY=socks://127.0.0.1:8087/ </text:p>
      <text:p text:style-name="P2">all_proxy=socks://127.0.0.1:8087/ </text:p>
      <text:p text:style-name="P2">PATH=/usr/lib/lightdm/lightdm:/usr/local/sbin:/usr/local/bin:/usr/sbin:/usr/bin:/sbin:/bin:/usr/games:/usr/local/arm/4.3.2/bin::/opt/qq2012/bin/:/opt/qq2012/bin/:/opt/qq2012/bin/:/opt/qq2012/bin/ </text:p>
      <text:p text:style-name="P2">DESKTOP_SESSION=ubuntu </text:p>
      <text:p text:style-name="P2">QT_IM_MODULE=ibus </text:p>
      <text:p text:style-name="P2">PWD=/home/bwcpn/C-C++L </text:p>
      <text:p text:style-name="P2"><text:soft-page-break/>XMODIFIERS=@im=ibus </text:p>
      <text:p text:style-name="P2">socks_proxy=socks://127.0.0.1:8087/ </text:p>
      <text:p text:style-name="P2">GNOME_KEYRING_PID=1988 </text:p>
      <text:p text:style-name="P2">LANG=en_HK.UTF-8 </text:p>
      <text:p text:style-name="P2">MANDATORY_PATH=/usr/share/gconf/ubuntu.mandatory.path </text:p>
      <text:p text:style-name="P2">UBUNTU_MENUPROXY=libappmenu.so </text:p>
      <text:p text:style-name="P2">COMPIZ_CONFIG_PROFILE=ubuntu </text:p>
      <text:p text:style-name="P2">https_proxy=https://127.0.0.1:8087/ </text:p>
      <text:p text:style-name="P2">GDMSESSION=ubuntu </text:p>
      <text:p text:style-name="P2">SHLVL=1 </text:p>
      <text:p text:style-name="P2">HOME=/home/bwcpn </text:p>
      <text:p text:style-name="P2">LANGUAGE=en_HK:en </text:p>
      <text:p text:style-name="P2">no_proxy=localhost,127.0.0.0/8 </text:p>
      <text:p text:style-name="P2">GNOME_DESKTOP_SESSION_ID=this-is-deprecated </text:p>
      <text:p text:style-name="P2">LOGNAME=bwcpn </text:p>
      <text:p text:style-name="P2">LC_CTYPE=zh_CN.UTF-8 </text:p>
      <text:p text:style-name="P2">XDG_DATA_DIRS=/usr/share/ubuntu:/usr/share/gnome:/usr/local/share/:/usr/share/ </text:p>
      <text:p text:style-name="P2">DBUS_SESSION_BUS_ADDRESS=unix:abstract=/tmp/dbus-MBv5smCFGL,guid=fb01ed24a9ac82500870411b0000002e </text:p>
      <text:p text:style-name="P2">LESSOPEN=| /usr/bin/lesspipe %s </text:p>
      <text:p text:style-name="P2">DISPLAY=:0 </text:p>
      <text:p text:style-name="P2">XDG_CURRENT_DESKTOP=Unity </text:p>
      <text:p text:style-name="P2">GTK_IM_MODULE=ibus </text:p>
      <text:p text:style-name="P2">LESSCLOSE=/usr/bin/lesspipe %s %s </text:p>
      <text:p text:style-name="P2">COLORTERM=gnome-terminal </text:p>
      <text:p text:style-name="P2">XAUTHORITY=/home/bwcpn/.Xauthority </text:p>
      <text:p text:style-name="P2">_=./a.out </text:p>
      <text:p text:style-name="P2">OLDPWD=/home/bwcpn </text:p>
      <text:p text:style-name="P2"/>
      <text:p text:style-name="P2">试从上面说明有些字符串的含义，这个应该是在当前系统中吧，有存到a.out中么，如果是a:elf文件会有区别么？经过比较diff a.output.txt env.output.txt </text:p>
      <text:p text:style-name="P2">50c50 </text:p>
      <text:p text:style-name="P4">&lt; _=./a.out </text:p>
      <text:p text:style-name="P4">--- </text:p>
      <text:p text:style-name="P4">&gt; _=/usr/bin/env </text:p>
      <text:p text:style-name="P4">使用getenv setenv不必写上char *env[].</text:p>
      <text:p text:style-name="P1"><text:span text:style-name="T1">printf("Content-Type:text/html\n\n")</text:span><text:span text:style-name="T2">，这个输出是作为</text:span><text:span text:style-name="T1">HTML</text:span><text:span text:style-name="T2">的</text:span><text:a xlink:type="simple" xlink:href="http://baike.baidu.com/view/1606305.htm" office:target-frame-name="_blank" xlink:show="new"><text:span text:style-name="T3">文件头</text:span></text:a><text:span text:style-name="T2">。因为</text:span><text:span text:style-name="T1">CGI</text:span><text:span text:style-name="T2">不仅可以像</text:span><text:a xlink:type="simple" xlink:href="http://baike.baidu.com/view/7718.htm" office:target-frame-name="_blank" xlink:show="new"><text:span text:style-name="T3">浏览器</text:span></text:a><text:span text:style-name="T2">输出</text:span><text:span text:style-name="T1">HTML</text:span><text:span text:style-name="T2">文本，而且可以输出图像，声音之类的东西。这一行告诉</text:span><text:a xlink:type="simple" xlink:href="http://baike.baidu.com/view/7718.htm" office:target-frame-name="_blank" xlink:show="new"><text:span text:style-name="T3">浏览器</text:span></text:a><text:span text:style-name="T2">如何处理接受到的内容。</text:span><text:span text:style-name="T4">在</text:span><text:span text:style-name="T5">Content-Type</text:span><text:span text:style-name="T4">的定义后面跟有两行的空行，这也是不可缺少的</text:span><text:span text:style-name="T2">。因为所有</text:span><text:span text:style-name="T1">CGI</text:span><text:a xlink:type="simple" xlink:href="http://baike.baidu.com/view/17674.htm" office:target-frame-name="_blank" xlink:show="new"><text:span text:style-name="T3">程序</text:span></text:a><text:span text:style-name="T2">的头部输出都是相近的，因而可以为其定义一个函数，来节省编程的时间。这是</text:span><text:span text:style-name="T1">CGI</text:span><text:span text:style-name="T2">编程常用的一个技巧</text:span></text:p>
      <text:p text:style-name="P3"><text:soft-pag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env content:</text:p>
          </table:table-cell>
          <table:table-cell table:style-name="Table1.B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PATH=/bin:/usr/bin:/usr/local/bin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env content: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SERVER_SOFTWARE=Boa/0.94.13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env content: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SERVER_NAME=www.your.org.here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env content: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GATEWAY_INTERFACE=CGI/1.1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env content: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SERVER_PORT=80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env content: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SERVER_ADMIN=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env content: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HTTP_HOST=127.0.0.1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env content: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HTTP_CACHE_CONTROL=max-age=0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env content: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HTTP_USER_AGENT=Mozilla/5.0 (X11; Linux i686) AppleWebKit/537.4 (KHTML, like Gecko) Chrome/22.0.1229.94 Safari/537.4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env content: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HTTP_ACCEPT_ENCODING=gzip,deflate,sdch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env content: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HTTP_ACCEPT_LANGUAGE=en-US,en;q=0.8,zh-CN;q=0.6,zh;q=0.4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env content: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HTTP_ACCEPT_CHARSET=UTF-8,*;q=0.5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env content: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REQUEST_METHOD=GET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env content: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SERVER_ADDR=127.0.0.1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env content: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SERVER_PROTOCOL=HTTP/1.1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env content: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REQUEST_URI=/cgi-bin/other.cgi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env content: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SCRIPT_NAME=/cgi-bin/other.cgi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env content: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REMOTE_ADDR=127.0.0.1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env content: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REMOTE_PORT=47118</text:p>
          </table:table-cell>
        </table:table-row>
      </table:table>
      <text:p text:style-name="P3"/>
      <text:p text:style-name="P3">这是在linux上登录127.0.0.1显示的服务器的env。</text:p>
      <text:p text:style-name="P3"><text:soft-page-break/>diff no127.output yes127.output </text:p>
      <text:p text:style-name="P3">1d0 </text:p>
      <text:p text:style-name="P3">&lt; </text:p>
      <text:p text:style-name="P3">15c14,16 </text:p>
      <text:p text:style-name="P3">&lt; HTTP_HOST=172.16.221.120 </text:p>
      <text:p text:style-name="P3">--- </text:p>
      <text:p text:style-name="P3">&gt; HTTP_HOST=127.0.0.1 </text:p>
      <text:p text:style-name="P3">&gt; env content: </text:p>
      <text:p text:style-name="P3">&gt; HTTP_CACHE_CONTROL=max-age=0 </text:p>
      <text:p text:style-name="P3">27c28 </text:p>
      <text:p text:style-name="P3">&lt; SERVER_ADDR=172.16.221.120 </text:p>
      <text:p text:style-name="P3">--- </text:p>
      <text:p text:style-name="P3">&gt; SERVER_ADDR=127.0.0.1 </text:p>
      <text:p text:style-name="P3">35c36 </text:p>
      <text:p text:style-name="P3">&lt; REMOTE_ADDR=172.16.221.120 </text:p>
      <text:p text:style-name="P3">--- </text:p>
      <text:p text:style-name="P3">&gt; REMOTE_ADDR=127.0.0.1 </text:p>
      <text:p text:style-name="P3">37,38c38 </text:p>
      <text:p text:style-name="P3">&lt; REMOTE_PORT=53102 </text:p>
      <text:p text:style-name="P3">&lt; </text:p>
      <text:p text:style-name="P3">--- </text:p>
      <text:p text:style-name="P3">&gt; REMOTE_PORT=47118 </text:p>
      <text:p text:style-name="P3"/>
      <text:p text:style-name="P3">端口单端（只点一边）每次加2 都会叠加。双端 (一边点一下)+。。一些 <text:s/></text:p>
      <text:p text:style-name="P3">main()</text:p>
      <text:p text:style-name="P3">cgiGetenv(&amp;cgiServerSoftware, "SERVER_SOFTWARE");//得到var:SERVER_SOFTWARE并保存到 char * cgiServerSoftware</text:p>
      <text:p text:style-name="P3">cgic.c</text:p>
      <text:p text:style-name="P3"><text:s/>185 <text:s text:c="8"/>cgiGetenv(&amp;cgiContentLengthString, "CONTENT_LENGTH"); </text:p>
      <text:p text:style-name="P3"><text:s/>186 <text:s text:c="8"/>cgiContentLength = atoi(cgiContentLengthString); </text:p>
      <text:p text:style-name="P3">注意传送过程中的atoi</text:p>
      <text:p text:style-name="P3"/>
      <text:p text:style-name="P3">资源的释放</text:p>
      <text:p text:style-name="P3">1149 static void cgiFreeResources() { </text:p>
      <text:p text:style-name="P3">1150 <text:s text:c="8"/>cgiFormEntry *c = cgiFormEntryFirst; </text:p>
      <text:p text:style-name="P3">1151 <text:s text:c="8"/>cgiFormEntry *n; </text:p>
      <text:p text:style-name="P3">1152 <text:s text:c="8"/>while (c) { <text:s text:c="5"/></text:p>
      <text:p text:style-name="P3">1153 <text:s text:c="16"/>n = c-&gt;next; </text:p>
      <text:p text:style-name="P3">1154 <text:s text:c="16"/>free(c-&gt;attr); </text:p>
      <text:p text:style-name="P3">1155 <text:s text:c="16"/>free(c-&gt;value); <text:s text:c="15"/></text:p>
      <text:p text:style-name="P3"><text:soft-page-break/>1156 <text:s text:c="16"/>free(c-&gt;fileName); <text:s text:c="12"/></text:p>
      <text:p text:style-name="P3">1157 <text:s text:c="16"/>free(c-&gt;contentType); <text:s text:c="9"/></text:p>
      <text:p text:style-name="P3">1158 <text:s text:c="16"/>if (strlen(c-&gt;tfileName)) { <text:s text:c="3"/></text:p>
      <text:p text:style-name="P3">1159 <text:s text:c="23"/><text:span text:style-name="T12"><text:s/>unlink(c-&gt;tfileName); <text:s text:c="2"/></text:span><text:s text:c="7"/>//remove</text:p>
      <text:p text:style-name="P3">1160 <text:s text:c="16"/>} <text:s text:c="7"/></text:p>
      <text:p text:style-name="P3">1161 <text:s text:c="16"/>free(c-&gt;tfileName); <text:s text:c="11"/></text:p>
      <text:p text:style-name="P3">1162 <text:s text:c="16"/>free(c); </text:p>
      <text:p text:style-name="P3">1163 <text:s text:c="16"/>c = n; <text:s text:c="2"/></text:p>
      <text:p text:style-name="P3">1164 <text:s text:c="8"/>} </text:p>
      <text:p text:style-name="P3">1165 <text:s text:c="6"/><text:span text:style-name="T10"><text:s text:c="2"/>/* If the cgi environment was restored from a </text:span><text:span text:style-name="T11">saved environment</text:span><text:span text:style-name="T10">, </text:span></text:p>
      <text:p text:style-name="P5">1166 <text:s text:c="16"/>then these are in allocated space and must also be freed */ </text:p>
      <text:p text:style-name="P3">1167 <text:s text:c="8"/>if (cgiRestored) { </text:p>
      <text:p text:style-name="P3">1168 <text:s text:c="16"/>free(cgiServerSoftware); <text:s text:c="3"/></text:p>
      <text:p text:style-name="P3"/>
      <text:p text:style-name="P3">这些是在什么时候释放资源？</text:p>
      <text:p text:style-name="P3">发生任何error 和 Cgimain结束的时候和cgiReadEnvironment 的时候，什么时候malloc的,有系统malloc的么？ 那我们平常写的cgimain中要free么？文中的free都是free cgiFormEntry *结构和saved environment </text:p>
      <text:p text:style-name="P3">下面的malloc</text:p>
      <text:p text:style-name="P3">static cgiParseResultType cgiParsePostMultipartInput() { <text:s/></text:p>
      <text:p text:style-name="P3">...</text:p>
      <text:p text:style-name="P3"><text:s/>540 <text:s text:c="16"/>/* OK, we have a new pair, add it to the list. */ </text:p>
      <text:p text:style-name="P3"><text:s/>541 <text:s text:c="16"/>n = (cgiFormEntry *) malloc(sizeof(cgiFormEntry)); <text:s text:c="5"/></text:p>
      <text:p text:style-name="P3"><text:s/>542 <text:s text:c="16"/>if (!n) { </text:p>
      <text:p text:style-name="P3"><text:s/>543 <text:s text:c="24"/>goto outOfMemory; <text:s text:c="13"/></text:p>
      <text:p text:style-name="P3"><text:s/>544 <text:s text:c="16"/>} <text:s text:c="7"/></text:p>
      <text:p text:style-name="P3"><text:s/>545 <text:s text:c="16"/>memset(n, 0, sizeof(cgiFormEntry)); </text:p>
      <text:p text:style-name="P3"><text:s/>546 <text:s text:c="16"/>/* 2.01: one of numerous new casts required </text:p>
      <text:p text:style-name="P3"><text:s/>547 <text:s text:c="24"/>to please C++ compilers */ </text:p>
      <text:p text:style-name="P3"><text:s/>548 <text:s text:c="16"/>n-&gt;attr = (char *) malloc(strlen(fname) + 1);</text:p>
      <text:p text:style-name="Standard"><text:s text:c="2"/>92 typedef struct cgiFormEntryStruct { </text:p>
      <text:p text:style-name="Standard"><text:s text:c="2"/>93 <text:s text:c="8"/>char *attr; </text:p>
      <text:p text:style-name="Standard"><text:s text:c="2"/>94 <text:s text:c="8"/>/* value is populated for regular form fields only. <text:s/>与文件上传有关</text:p>
      <text:p text:style-name="Standard"><text:s text:c="2"/>95 <text:s text:c="16"/>For file uploads, it points to an empty string, and file </text:p>
      <text:p text:style-name="Standard"><text:s text:c="2"/>96 <text:s text:c="16"/>upload data should be read from the file tfileName. */ </text:p>
      <text:p text:style-name="Standard"><text:s text:c="2"/>97 <text:s text:c="8"/>char *value; </text:p>
      <text:p text:style-name="Standard"><text:s text:c="2"/>98 <text:s text:c="8"/>/* When fileName is not an empty string, tfileName is not null, </text:p>
      <text:p text:style-name="Standard"><text:s text:c="2"/>99 <text:s text:c="16"/>and 'value' points to an empty string. */ </text:p>
      <text:p text:style-name="Standard"><text:s/>100 <text:s text:c="8"/>/* Valid for both files and regular fields; does not include </text:p>
      <text:p text:style-name="Standard"><text:s/>101 <text:s text:c="16"/>terminating null of regular fields. */ </text:p>
      <text:p text:style-name="Standard"><text:soft-page-break/><text:s/>102 <text:s text:c="8"/>int valueLength; </text:p>
      <text:p text:style-name="Standard"><text:s/>103 <text:s text:c="8"/>char *fileName; </text:p>
      <text:p text:style-name="Standard"><text:s/>104 <text:s text:c="8"/>char *contentType; </text:p>
      <text:p text:style-name="Standard"><text:s/>105 <text:s text:c="8"/>/* Temporary file name for working storage of file uploads. 与临时文件有关*/ </text:p>
      <text:p text:style-name="Standard"><text:s/>106 <text:s text:c="8"/>char *tfileName; </text:p>
      <text:p text:style-name="Standard"><text:s/>107 <text:s text:c="8"/>struct cgiFormEntryStruct *next; </text:p>
      <text:p text:style-name="Standard"><text:s/>108 } cgiFormEntry;</text:p>
      <text:p text:style-name="Standard">cgicMain中DEBUG为何要 <text:s/>LoadEnvironment(); ?</text:p>
      <text:p text:style-name="Standard"><text:span text:style-name="T11">我的taglist 有个问题，在ctrl+】的时候如果有多个选项时候 tselect会自动选择第一个 然后跳走,不让我选择</text:span> </text:p>
      <text:p text:style-name="P9">VIM已知函数定义的地方 怎么跳转到函数被调用的地方？</text:p>
      <text:p text:style-name="Standard">#define SAVED_ENVIRONMENT "/tmp/cgicsave.env" 在cgictest中 这里要是多个人同时登录会产生多个不同 ？相同的.env?相同的话 那 不是不能处理并发。？<text:span text:style-name="T12">//只看到一个.env 多个用户则需要保存多个。名字以cgicsave + 远程端口 命名</text:span></text:p>
      <text:p text:style-name="Standard">cgiWriteEnvironment(char *filename) { <text:s text:c="2"/>//filename就是/tmp/cgicsave.env 这个函数会将所有的char ** env都写入 以及<text:span text:style-name="T2"> REMOTE_PORT 还有cgic的版本</text:span></text:p>
      <text:p text:style-name="Standard">。。/* Be sure to open in binary mode */</text:p>
      <text:p text:style-name="Standard"><text:s/>out = fopen(filename, "wb"); </text:p>
      <text:p text:style-name="P7">为何要强调2进制 其他方式会丢掉什么？丢掉上传的文件 。？？？？我们做copy文件的程序的时候需要2进制 </text:p>
      <text:p text:style-name="P8">...</text:p>
      <text:p text:style-name="P8"><text:s/>if (!cgiWriteString(out, cgiServerProtocol)) { </text:p>
      <text:p text:style-name="P8"/>
      <text:p text:style-name="P8">.. <text:s/>goto error;</text:p>
      <text:p text:style-name="P8"><text:s/>error: <text:s text:c="2"/>//与unix环境高级编程 有点类似</text:p>
      <text:p text:style-name="P8"><text:tab/>fclose.</text:p>
      <text:p text:style-name="P8"><text:tab/>unlink(filename)</text:p>
      <text:p text:style-name="P8"><text:tab/>return cgiEnvironmentIO; //错误返回这个，</text:p>
      <text:p text:style-name="P8"/>
      <text:p text:style-name="P8">190 typedef enum { <text:s text:c="11"/></text:p>
      <text:p text:style-name="P8">191 <text:s text:c="8"/>cgiEnvironmentIO, </text:p>
      <text:p text:style-name="P8">192 <text:s text:c="8"/>cgiEnvironmentMemory, </text:p>
      <text:p text:style-name="P8">193 <text:s text:c="8"/>cgiEnvironmentSuccess, </text:p>
      <text:p text:style-name="P8">194 <text:s text:c="8"/>cgiEnvironmentWrongVersion <text:s text:c="4"/></text:p>
      <text:p text:style-name="P8">195 } cgiEnvironmentResultType; </text:p>
      <text:p text:style-name="P8">196 <text:s text:c="3"/></text:p>
      <text:p text:style-name="P8"/>
      <text:p text:style-name="P8"/>
      <text:p text:style-name="P8"/>
      <text:p text:style-name="P9">宏 cgicTempDir 临时文件夹使用的地方</text:p>
      <text:p text:style-name="P8"/>
      <text:p text:style-name="P8"><text:s/>619 static cgiParseResultType getTempFileName(char *tfileName) </text:p>
      <text:p text:style-name="P8"><text:s/>620 { </text:p>
      <text:p text:style-name="P8"><text:s/>621 #ifndef WIN32 </text:p>
      <text:p text:style-name="P8"><text:soft-page-break/><text:s/>622 <text:s text:c="8"/>/* Unix. Use the robust 'mkstemp' function to create </text:p>
      <text:p text:style-name="P8"><text:s/>623 <text:s text:c="16"/>a temporary file that is truly unique, with </text:p>
      <text:p text:style-name="P8"><text:s/>624 <text:s text:c="16"/>permissions that are truly safe. The </text:p>
      <text:p text:style-name="P8"><text:s/>625 <text:s text:c="16"/>fopen-for-write destroys any bogus information </text:p>
      <text:p text:style-name="P8"><text:s/>626 <text:s text:c="16"/>written by potential hackers during the brief </text:p>
      <text:p text:style-name="P8"><text:s/>627 <text:s text:c="16"/>window between the file's creation and the </text:p>
      <text:p text:style-name="P8"><text:s/>628 <text:s text:c="16"/>chmod call (glibc 2.0.6 and lower might </text:p>
      <text:p text:style-name="P8"><text:s/>629 <text:s text:c="16"/>otherwise have allowed this). */ </text:p>
      <text:p text:style-name="P8"><text:s/>630 <text:s text:c="8"/>int outfd; </text:p>
      <text:p text:style-name="P8"><text:s/>631 <text:s text:c="8"/><text:span text:style-name="T12">strcpy(tfileName, cgicTempDir "/cgicXXXXXX"); //为什么是XXXX</text:span></text:p>
      <text:p text:style-name="P9">/* The last six characters of template must <text:s/>be <text:s/>"XXXXXX" <text:s/>and <text:s/>these <text:s/>are </text:p>
      <text:p text:style-name="P9"><text:s text:c="7"/>replaced <text:s/>with <text:s/>a string that makes the filename unique. <text:s/>Since it will </text:p>
      <text:p text:style-name="P9"><text:s text:c="7"/>be modified, template must not be a <text:s/>string <text:s/>constant, <text:s/>but <text:s/>should <text:s/>be </text:p>
      <text:p text:style-name="P9"><text:s text:c="7"/>declared as a character array.*/</text:p>
      <text:p text:style-name="P8"><text:s/>632 <text:s text:c="8"/>outfd = mkstemp(tfileName); <text:s text:c="3"/></text:p>
      <text:p text:style-name="P8"><text:s/>633 <text:s text:c="8"/>if (outfd == -1) { </text:p>
      <text:p text:style-name="P8"><text:s/>634 <text:s text:c="16"/>return cgiParseIO; <text:s text:c="12"/></text:p>
      <text:p text:style-name="P8"><text:s/>635 <text:s text:c="8"/>} </text:p>
      <text:p text:style-name="P8"><text:s/>636 <text:s text:c="8"/>close(outfd); <text:s text:c="3"/></text:p>
      <text:p text:style-name="P8"><text:s/>637 <text:s text:c="8"/>/* Fix the permissions */ <text:s text:c="5"/></text:p>
      <text:p text:style-name="P8"><text:s/>638 <text:s text:c="8"/>if (chmod(tfileName, 0600) != 0) { </text:p>
      <text:p text:style-name="P8"><text:s/>639 <text:s text:c="16"/>unlink(tfileName); <text:s text:c="12"/></text:p>
      <text:p text:style-name="P8"><text:s/>640 <text:s text:c="16"/>return cgiParseIO; <text:s text:c="12"/></text:p>
      <text:p text:style-name="P8"><text:s/>641 <text:s text:c="8"/>} </text:p>
      <text:p text:style-name="P8"><text:s/>642 #else </text:p>
      <text:p text:style-name="P8"><text:s/>643 <text:s text:c="8"/>/* Non-Unix. Do what we can. */ </text:p>
      <text:p text:style-name="P8"><text:s/>644 <text:s text:c="8"/>if (!tmpnam(tfileName)) { <text:s text:c="5"/></text:p>
      <text:p text:style-name="P8"><text:s/>645 <text:s text:c="16"/>return cgiParseIO; <text:s text:c="12"/></text:p>
      <text:p text:style-name="P8"><text:s/>646 <text:s text:c="8"/>} </text:p>
      <text:p text:style-name="P8"><text:s/>647 #endif </text:p>
      <text:p text:style-name="P8"><text:s/>648 <text:s text:c="8"/>return cgiParseSuccess; <text:s text:c="7"/></text:p>
      <text:p text:style-name="P8"><text:s/>649 } </text:p>
      <text:p text:style-name="P8"/>
      <text:p text:style-name="P8"/>
      <text:p text:style-name="P8">在cgic.html中</text:p>
      <text:p text:style-name="P8"><text:span text:style-name="T8">Are you getting a "server error," indicating that your web server "cannot allow POST to this URL," or a similar message? </text:span><text:span text:style-name="Strong_20_Emphasis"><text:span text:style-name="T7">YOU MUST CONFIGURE YOUR WEB SERVER TO ALLOW CGI PROGRAMS, AND YOU MUST INSTALL CGI PROGRAMS IN THE LOCATION (OR WITH THE EXTENSION) THAT YOUR WEB SERVER EXPECTS TO SEE.</text:span></text:span></text:p>
      <text:p text:style-name="P8"><text:span text:style-name="Strong_20_Emphasis"><text:span text:style-name="T7">那么boa的在哪里？不在boa.conf中，。好像就没有其他配置文件了</text:span></text:span></text:p>
      <text:p text:style-name="P8"><text:span text:style-name="Strong_20_Emphasis"><text:span text:style-name="T7"/></text:span></text:p>
      <text:p text:style-name="P8"><text:soft-page-break/><text:span text:style-name="Strong_20_Emphasis"><text:span text:style-name="T7">&lt;form method="POST" enctype="multipart/form-data” </text:span></text:span></text:p>
      <text:p text:style-name="P8"><text:span text:style-name="Strong_20_Emphasis"><text:span text:style-name="T6">post 和 multipart搭配的缘由？？</text:span></text:span></text:p>
      <text:p text:style-name="P8"><text:span text:style-name="Strong_20_Emphasis"><text:span text:style-name="T6"/></text:span></text:p>
      <text:p text:style-name="P8"><text:span text:style-name="Strong_20_Emphasis"><text:span text:style-name="T6"><text:s text:c="7"/></text:span></text:span><text:span text:style-name="Strong_20_Emphasis"><text:span text:style-name="T7">putc() is equivalent to fputc() except that it may be implemented as <text:s/>a</text:span></text:span></text:p>
      <text:p text:style-name="P8"><text:span text:style-name="Strong_20_Emphasis"><text:span text:style-name="T7"><text:s text:c="7"/>macro which evaluates stream more than once. </text:span></text:span></text:p>
      <text:p text:style-name="P8"><text:span text:style-name="Strong_20_Emphasis"><text:span text:style-name="T6">这个except 有什么特别之处能用fputc完全替换么？2者之间的区别</text:span></text:span></text:p>
      <text:p text:style-name="P8"><text:span text:style-name="Strong_20_Emphasis"><text:span text:style-name="T6"/></text:span></text:p>
      <text:p text:style-name="P8"><text:span text:style-name="Strong_20_Emphasis"><text:span text:style-name="T9">为何要cgiHtmlEscapeData？ --&gt;html中的一些符号如 &lt; 是写成&amp;lt; 之类的</text:span></text:span></text:p>
      <text:p text:style-name="P8"><text:span text:style-name="Strong_20_Emphasis"><text:span text:style-name="T7">》 while (len--) {</text:span></text:span></text:p>
      <text:p text:style-name="P8"><text:span text:style-name="Strong_20_Emphasis"><text:span text:style-name="T7">2469 <text:s text:c="16"/>if (*data == '&lt;') {</text:span></text:span></text:p>
      <text:p text:style-name="P8"><text:span text:style-name="Strong_20_Emphasis"><text:span text:style-name="T7">2470 <text:s text:c="24"/>TRYPUTC('&amp;');</text:span></text:span></text:p>
      <text:p text:style-name="P8"><text:span text:style-name="Strong_20_Emphasis"><text:span text:style-name="T7">2471 <text:s text:c="24"/>TRYPUTC('l');</text:span></text:span></text:p>
      <text:p text:style-name="P8"><text:span text:style-name="Strong_20_Emphasis"><text:span text:style-name="T7">2472 <text:s text:c="24"/>TRYPUTC('t');</text:span></text:span></text:p>
      <text:p text:style-name="P8"><text:span text:style-name="Strong_20_Emphasis"><text:span text:style-name="T7">2473 <text:s text:c="24"/>TRYPUTC(';');</text:span></text:span></text:p>
      <text:p text:style-name="P8"><text:span text:style-name="Strong_20_Emphasis"><text:span text:style-name="T7">2474 <text:s text:c="16"/>} else if (*data == '&amp;') {</text:span></text:span></text:p>
      <text:p text:style-name="P8"><text:span text:style-name="Strong_20_Emphasis"><text:span text:style-name="T7">2475 <text:s text:c="24"/>TRYPUTC('&amp;');</text:span></text:span></text:p>
      <text:p text:style-name="P8"><text:span text:style-name="Strong_20_Emphasis"><text:span text:style-name="T7">2476 <text:s text:c="24"/>TRYPUTC('a');</text:span></text:span></text:p>
      <text:p text:style-name="P8"><text:span text:style-name="Strong_20_Emphasis"><text:span text:style-name="T7">2477 <text:s text:c="24"/>TRYPUTC('m');</text:span></text:span></text:p>
      <text:p text:style-name="P8"><text:span text:style-name="Strong_20_Emphasis"><text:span text:style-name="T7">2478 <text:s text:c="24"/>TRYPUTC('p');</text:span></text:span></text:p>
      <text:p text:style-name="P8"><text:span text:style-name="Strong_20_Emphasis"><text:span text:style-name="T7">2479 <text:s text:c="24"/>TRYPUTC(';');</text:span></text:span></text:p>
      <text:p text:style-name="P8"><text:span text:style-name="Strong_20_Emphasis"><text:span text:style-name="T7">2480 <text:s text:c="16"/>} else if (*data == '&gt;') {</text:span></text:span></text:p>
      <text:p text:style-name="P8"><text:span text:style-name="Strong_20_Emphasis"><text:span text:style-name="T7">2481 <text:s text:c="24"/>TRYPUTC('&amp;');</text:span></text:span></text:p>
      <text:p text:style-name="P8"><text:span text:style-name="Strong_20_Emphasis"><text:span text:style-name="T7">2482 <text:s text:c="24"/>TRYPUTC('g');</text:span></text:span></text:p>
      <text:p text:style-name="P8"><text:span text:style-name="Strong_20_Emphasis"><text:span text:style-name="T7">2483 <text:s text:c="24"/>TRYPUTC('t');</text:span></text:span></text:p>
      <text:p text:style-name="P8"><text:span text:style-name="Strong_20_Emphasis"><text:span text:style-name="T7">2484 <text:s text:c="24"/>TRYPUTC(';');</text:span></text:span></text:p>
      <text:p text:style-name="P8"><text:span text:style-name="Strong_20_Emphasis"><text:span text:style-name="T7">2485 <text:s text:c="16"/>} else {</text:span></text:span></text:p>
      <text:p text:style-name="P8"><text:span text:style-name="Strong_20_Emphasis"><text:span text:style-name="T7">2486 <text:s text:c="24"/>TRYPUTC(*data);</text:span></text:span></text:p>
      <text:p text:style-name="P8"><text:span text:style-name="Strong_20_Emphasis"><text:span text:style-name="T7">2487 <text:s text:c="16"/>}</text:span></text:span></text:p>
      <text:p text:style-name="P8"><text:span text:style-name="Strong_20_Emphasis"><text:span text:style-name="T7">2488 <text:s text:c="16"/>data++;</text:span></text:span></text:p>
      <text:p text:style-name="P8"><text:span text:style-name="Strong_20_Emphasis"><text:span text:style-name="T7">2489 <text:s text:c="8"/>}</text:span></text:span></text:p>
      <text:p text:style-name="P8"><text:span text:style-name="Strong_20_Emphasis"><text:span text:style-name="T6"/></text:span></text:p>
      <text:p text:style-name="P8"><text:span text:style-name="Strong_20_Emphasis"><text:span text:style-name="T7">cgiValueEscapeData(char *data, int len) <text:s text:c="4"/></text:span></text:span></text:p>
      <text:p text:style-name="P8"><text:span text:style-name="Strong_20_Emphasis"><text:span text:style-name="T7"><text:s text:c="2"/>if (*data == '\"') :--&gt;&amp;#34;</text:span></text:span></text:p>
      <text:p text:style-name="P8"><text:span text:style-name="Strong_20_Emphasis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wcpn </meta:initial-creator>
    <meta:creation-date>2013-01-06T14:33:44</meta:creation-date>
    <meta:generator>LibreOffice/3.5$Linux_x86 LibreOffice_project/350m1$Build-2</meta:generator>
    <dc:date>2013-01-07T20:10:10</dc:date>
    <dc:creator>bwcpn </dc:creator>
    <meta:editing-duration>PT3H53M35S</meta:editing-duration>
    <meta:editing-cycles>65</meta:editing-cycles>
    <meta:document-statistic meta:table-count="1" meta:image-count="0" meta:object-count="0" meta:page-count="8" meta:paragraph-count="270" meta:word-count="1042" meta:character-count="11569" meta:non-whitespace-character-count="9265"/>
  </office:meta>
</office:document-meta>
</file>